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63fb8" officeooo:paragraph-rsid="00163fb8"/>
    </style:style>
    <style:style style:name="P2" style:family="paragraph" style:parent-style-name="Standard">
      <style:text-properties officeooo:rsid="0017761e" officeooo:paragraph-rsid="0017761e"/>
    </style:style>
    <style:style style:name="P3" style:family="paragraph" style:parent-style-name="Standard">
      <style:text-properties officeooo:rsid="001814a1" officeooo:paragraph-rsid="001814a1"/>
    </style:style>
    <style:style style:name="P4" style:family="paragraph" style:parent-style-name="Standard">
      <style:text-properties officeooo:rsid="00186c93" officeooo:paragraph-rsid="00186c93"/>
    </style:style>
    <style:style style:name="P5" style:family="paragraph" style:parent-style-name="Standard">
      <style:text-properties fo:font-weight="bold" officeooo:rsid="00186c93" officeooo:paragraph-rsid="00186c93" style:font-weight-asian="bold" style:font-weight-complex="bold"/>
    </style:style>
    <style:style style:name="P6" style:family="paragraph" style:parent-style-name="Standard">
      <style:text-properties fo:font-weight="bold" officeooo:rsid="0017761e" officeooo:paragraph-rsid="0017761e" style:font-weight-asian="bold" style:font-weight-complex="bold"/>
    </style:style>
    <style:style style:name="P7" style:family="paragraph" style:parent-style-name="Standard">
      <style:text-properties fo:font-weight="bold" officeooo:rsid="001814a1" officeooo:paragraph-rsid="001814a1" style:font-weight-asian="bold" style:font-weight-complex="bold"/>
    </style:style>
    <style:style style:name="P8" style:family="paragraph" style:parent-style-name="Standard">
      <style:text-properties fo:font-weight="normal" officeooo:rsid="00186c93" officeooo:paragraph-rsid="00186c93" style:font-weight-asian="normal" style:font-weight-complex="normal"/>
    </style:style>
    <style:style style:name="T1" style:family="text">
      <style:text-properties officeooo:rsid="00186c9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lustal</text:p>
      <text:p text:style-name="P1"/>
      <text:p text:style-name="P4">El algoritmo original de clustal tiene tres pasos principales. El primer paso consta de realizar el cálculo de todas las similitudes de las secuencias por pares, que luego se usan para construir una matriz de distancias. Luego de obtener tal matriz, esta es usada para la construcción de un dendograma o árbol guía, de donde se obtendrán unos agrupamientos iniciales. Gracias a estos agrupamientos obtenidos con el dendograma, será posible realizar el alineamiento múltiple de las secuencias de manera pareada, siguiendo el orden de los agrupamientos del dendograma. Finalmente se obtendrán los alineamientos múltiples calculados por el algoritmo. Cabe resaltar que ClustalW introdujo cambios debido a que el algoritmo Clustal inicial hacia ciertos supuestos que no eran biológicamente realistas como: la introducción del uso de una suma de bases ponderada, el uso de penalizaciones por gaps variables, y el uso de neighbor-joining en vez de UPGMA para la construcción del árbol filogenético o dendograma base.</text:p>
      <text:p text:style-name="P1"/>
      <text:p text:style-name="P6">MUSCLE</text:p>
      <text:p text:style-name="P2"/>
      <text:p text:style-name="P3">Hay tres pasos principales dentro del algoritmo MUSCLE. El primer paso corresponde a <text:span text:style-name="T1">la generación de un alineamiento progresivo de las secuencias. La distancia k-meros para cada par de secuencias input es calculada, y una matriz es construida a partir de esto. La matriz es usada para construir el árbol UPGMA. Del árbol, el alineamiento progresivo es construido siguiendo el orden de ramificación del árbol. En cada hoja (taxón actual o punta de la rama) se construye un perfil a partir de las secuencias que fueron introducidas. Los nodos en el árbol son recorridos en orden de prefijo (descendientes antes de su ancestro). En cada nodo interno, un alineamiento pareado es construido de los dos perfiles de los descendientes, dandole un nuevo perfil que es asignado a ese nodo. Esto produce un alineamiento múltiple de secuencias</text:span></text:p>
      <text:p text:style-name="P7"/>
      <text:p text:style-name="P5">REFERENCIAS</text:p>
      <text:p text:style-name="P4"/>
      <text:p text:style-name="P8"><text:a xlink:type="simple" xlink:href="https://pdfs.semanticscholar.org/7be2/08bb025d696aecedca2da8100d13b64a06f1.pdf" text:style-name="Internet_20_link" text:visited-style-name="Visited_20_Internet_20_Link">https://pdfs.semanticscholar.org/7be2/08bb025d696aecedca2da8100d13b64a06f1.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3T16:15:05.098739825</meta:creation-date>
    <dc:date>2020-03-23T17:17:05.547724085</dc:date>
    <meta:editing-duration>PT7M59S</meta:editing-duration>
    <meta:editing-cycles>1</meta:editing-cycles>
    <meta:document-statistic meta:table-count="0" meta:image-count="0" meta:object-count="0" meta:page-count="1" meta:paragraph-count="6" meta:word-count="295" meta:character-count="1944" meta:non-whitespace-character-count="1655"/>
    <meta:generator>LibreOffice/6.0.7.3$Linux_X86_64 LibreOffice_project/00m0$Build-3</meta:generator>
  </office:meta>
</office:document-meta>
</file>